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ans Serif" svg:font-family="'Sans Serif'"/>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font-name="Times New Roman" fo:font-size="12pt"/>
    </style:style>
  </office:automatic-styles>
  <office:body>
    <office:text>
      <text:tracked-changes>
        <text:changed-region text:id="ct178210392">
          <text:format-change>
            <office:change-info>
              <dc:creator>Tamino Dauth</dc:creator>
              <dc:date>2011-03-13T20:3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start text:change-id="ct178210392"/>Der Wind-Wasser-Bund ist ein vor längerer Zeit geschlossenes Bündnis zwischen Hochelfen und Menschen. Der König der Menschen benötigte die Hilfe der Hochelfen, um andere menschliche Stämme aus seinem Königreich zu vertreiben. Daher schloss er ein Bündnis mit den Hochelfen, welches diesen jedoch seither eine sehr große Einmischung und Mitbestimmung in Angelegenheiten des Königreichs der Menschen erlaubt.</text:p>
      <text:p text:style-name="P1">Der Bund hat ein Wappen mit einem Falken und einem Kraken darauf (den Wappentieren der Menschen und Hochelfen).<text:change-end text:change-id="ct1782103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ans Serif" svg:font-family="'Sans Serif'"/>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Head_20_2" style:display-name="Head 2" style:family="paragraph" style:next-style-name="Standard" style:list-style-name="Numbering_20_Style_20_for_20_Head_20_2">
      <style:text-properties fo:font-size="16pt" fo:font-weight="bold"/>
    </style:style>
    <style:style style:name="Head_20_3" style:display-name="Head 3" style:family="paragraph" style:next-style-name="Standard" style:list-style-name="Numbering_20_Style_20_for_20_Head_20_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list-style-name="Numbering_20_Style_20_for_20_Head_20_1">
      <style:text-properties fo:font-size="20pt"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82cm" fo:margin-bottom="1.482cm" fo:margin-left="2.011cm" fo:margin-right="2.01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meta:initial-creator>Unknown</meta:initial-creator>
    <meta:editing-cycles>2</meta:editing-cycles>
    <dc:date>2011-03-13T20:32:52</dc:date>
    <meta:creation-date>2008-08-22T11:41:04</meta:creation-date>
    <dc:creator>Tamino Dauth</dc:creator>
    <meta:document-statistic meta:table-count="0" meta:image-count="0" meta:object-count="0" meta:page-count="1" meta:paragraph-count="2" meta:word-count="74" meta:character-count="517"/>
    <meta:editing-duration>PT00H00M29S</meta:editing-duration>
  </office:meta>
</office:document-meta>
</file>